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88.04mm"/>
    </style:style>
    <style:style style:name="co16" style:family="table-column">
      <style:table-column-properties fo:break-before="auto" style:column-width="106.29mm"/>
    </style:style>
    <style:style style:name="co6" style:family="table-column">
      <style:table-column-properties fo:break-before="auto" style:column-width="53.46mm"/>
    </style:style>
    <style:style style:name="co1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0.61mm"/>
    </style:style>
    <style:style style:name="co10" style:family="table-column">
      <style:table-column-properties fo:break-before="auto" style:column-width="53.18mm"/>
    </style:style>
    <style:style style:name="co11" style:family="table-column">
      <style:table-column-properties fo:break-before="auto" style:column-width="89.68mm"/>
    </style:style>
    <style:style style:name="co12" style:family="table-column">
      <style:table-column-properties fo:break-before="auto" style:column-width="62.18mm"/>
    </style:style>
    <style:style style:name="co17" style:family="table-column">
      <style:table-column-properties fo:break-before="auto" style:column-width="61.08mm"/>
    </style:style>
    <style:style style:name="co18" style:family="table-column">
      <style:table-column-properties fo:break-before="auto" style:column-width="64.89mm"/>
    </style:style>
    <style:style style:name="co19" style:family="table-column">
      <style:table-column-properties fo:break-before="auto" style:column-width="55.09mm"/>
    </style:style>
    <style:style style:name="co20" style:family="table-column">
      <style:table-column-properties fo:break-before="auto" style:column-width="58.9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c_times_externally_calced" table:style-name="ta1">
        <office:forms form:automatic-focus="false" form:apply-design-mode="false"/>
        <table:table-column table:style-name="co9" table:default-cell-style-name="ce9"/>
        <table:table-column table:style-name="co10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1" table:default-cell-style-name="ce9"/>
        <table:table-column table:style-name="co12" table:default-cell-style-name="ce9"/>
        <table:table-column table:style-name="co17" table:default-cell-style-name="ce9"/>
        <table:table-column table:style-name="co18" table:number-columns-repeated="4" table:default-cell-style-name="ce9"/>
        <table:table-column table:style-name="co19" table:number-columns-repeated="5" table:default-cell-style-name="ce9"/>
        <table:table-column table:style-name="co20" table:default-cell-style-name="ce9"/>
        <table:table-column table:style-name="co13" table:number-columns-repeated="1005" table:default-cell-style-name="ce9"/>
        <table:table-row table:style-name="ro2">
          <table:table-cell office:value-type="string" calcext:value-type="string">
            <text:p>WHEN MACS ARE USED, </text:p>
            <text:p>ONLY THE EXTRA TIME IS SHOWN</text:p>
          </table:table-cell>
          <table:table-cell table:style-name="ce10" office:value-type="string" calcext:value-type="string">
            <text:p>NORMAL EXECUTION</text:p>
          </table:table-cell>
          <table:table-cell table:style-name="ce10" office:value-type="string" calcext:value-type="string">
            <text:p>NO MACS (0 bytes for them)</text:p>
          </table:table-cell>
          <table:table-cell table:style-name="ce10" office:value-type="string" calcext:value-type="string">
            <text:p>IGNORING MACS</text:p>
          </table:table-cell>
          <table:table-cell table:style-name="ce10" office:value-type="string" calcext:value-type="string">
            <text:p>IGNORING MACS AT LAST MOMENT</text:p>
          </table:table-cell>
          <table:table-cell table:style-name="ce10" office:value-type="string" calcext:value-type="string">
            <text:p>INCLUDING MACS NO CACHE</text:p>
          </table:table-cell>
          <table:table-cell table:style-name="ce10" office:value-type="string" calcext:value-type="string">
            <text:p>INCLUDING MACS CACHE </text:p>
            <text:p>20(code)-20(data) (2 way set assoc)</text:p>
          </table:table-cell>
          <table:table-cell table:style-name="ce14" office:value-type="string" calcext:value-type="string">
            <text:p>INCLUDING MACS CACHE</text:p>
            <text:p> 40(code)-40(data) (2 way set assoc)</text:p>
          </table:table-cell>
          <table:table-cell table:style-name="ce10" office:value-type="string" calcext:value-type="string">
            <text:p>INCLUDING MACS CACHE </text:p>
            <text:p>60(code)-60(data) (2 way set assoc)</text:p>
          </table:table-cell>
          <table:table-cell table:style-name="ce10" office:value-type="string" calcext:value-type="string">
            <text:p>INCLUDING MACS CACHE </text:p>
            <text:p>80(code)-80(data) (2 way set assoc)</text:p>
          </table:table-cell>
          <table:table-cell table:style-name="ce10" office:value-type="string" calcext:value-type="string">
            <text:p>INCLUDING MACS CACHE </text:p>
            <text:p>100(code)-100(data) (2 way set assoc)</text:p>
          </table:table-cell>
          <table:table-cell table:style-name="ce10" office:value-type="string" calcext:value-type="string">
            <text:p>INCLUDING MACS CACHE </text:p>
            <text:p>150(code)-150(data) (2 way set assoc)</text:p>
          </table:table-cell>
          <table:table-cell table:style-name="ce10" office:value-type="string" calcext:value-type="string">
            <text:p>INCLUDING MACS CACHE </text:p>
            <text:p>200(code)-200(data) (2 way set assoc)</text:p>
          </table:table-cell>
          <table:table-cell table:style-name="ce10" office:value-type="string" calcext:value-type="string">
            <text:p>INCLUDING MACS CACHE </text:p>
            <text:p>1(code)-1(data) (direct mapped)</text:p>
          </table:table-cell>
          <table:table-cell table:style-name="ce10" office:value-type="string" calcext:value-type="string">
            <text:p>INCLUDING MACS CACHE </text:p>
            <text:p>2(code)-2(data) (direct mapped)</text:p>
          </table:table-cell>
          <table:table-cell table:style-name="ce10" office:value-type="string" calcext:value-type="string">
            <text:p>INCLUDING MACS CACHE </text:p>
            <text:p>4(code)-4(data) (direct mapped)</text:p>
          </table:table-cell>
          <table:table-cell table:style-name="ce10" office:value-type="string" calcext:value-type="string">
            <text:p>INCLUDING MACS CACHE </text:p>
            <text:p>6(code)-6(data) (direct mapped)</text:p>
          </table:table-cell>
          <table:table-cell table:style-name="ce10" office:value-type="string" calcext:value-type="string">
            <text:p>INCLUDING MACS CACHE </text:p>
            <text:p>8(code)-8(data) (direct mapped)</text:p>
          </table:table-cell>
          <table:table-cell table:style-name="ce10" office:value-type="string" calcext:value-type="string">
            <text:p>INCLUDING MACS CACHE </text:p>
            <text:p>10(code)-10(data) (direct mapped)</text:p>
          </table:table-cell>
          <table:table-cell table:number-columns-repeated="1005"/>
        </table:table-row>
        <table:table-row table:style-name="ro4">
          <table:table-cell table:style-name="ce10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13" office:value-type="string" calcext:value-type="string">
            <text:p>only useful bytes and keys are present</text:p>
          </table:table-cell>
          <table:table-cell table:style-name="ce13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11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825.96" calcext:value-type="float">
            <text:p>2825,96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/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759.07" calcext:value-type="float">
            <text:p>759,07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/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553.244" calcext:value-type="float">
            <text:p>553,244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/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673.33" calcext:value-type="float">
            <text:p>1673,33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/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726.412" calcext:value-type="float">
            <text:p>726,412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/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644.03" calcext:value-type="float">
            <text:p>644,03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/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658.024" calcext:value-type="float">
            <text:p>658,024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/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551.02" calcext:value-type="float">
            <text:p>5551,02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/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544.43" calcext:value-type="float">
            <text:p>1544,43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/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1035.48" calcext:value-type="float">
            <text:p>1035,48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/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3090.03" calcext:value-type="float">
            <text:p>3090,03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/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1313.69" calcext:value-type="float">
            <text:p>1313,69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/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1162.83" calcext:value-type="float">
            <text:p>1162,83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/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1182.02" calcext:value-type="float">
            <text:p>1182,02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/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table:number-columns-repeated="1011"/>
        </table:table-row>
        <table:table-row table:style-name="ro3" table:number-rows-repeated="2">
          <table:table-cell/>
          <table:table-cell table:style-name="ce10" table:number-columns-repeated="6"/>
          <table:table-cell table:style-name="ce14"/>
          <table:table-cell table:style-name="ce10" table:number-columns-repeated="5"/>
          <table:table-cell table:number-columns-repeated="1011"/>
        </table:table-row>
        <table:table-row table:style-name="ro5">
          <table:table-cell table:style-name="ce12" office:value-type="string" calcext:value-type="string">
            <text:p>RATIOS</text:p>
          </table:table-cell>
          <table:table-cell/>
          <table:table-cell table:style-name="ce13" table:number-columns-repeated="2"/>
          <table:table-cell table:style-name="ce11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([.F3]+[.D3])/[.B3]" office:value-type="float" office:value="1210.84462093863" calcext:value-type="float">
            <text:p>1210,8446209386</text:p>
          </table:table-cell>
          <table:table-cell table:formula="of:=([.G3]+[.D3])/[.B3]" office:value-type="float" office:value="1033.51610108303" calcext:value-type="float">
            <text:p>1033,516101083</text:p>
          </table:table-cell>
          <table:table-cell table:formula="of:=([.H3]+[.D3])/[.B3]" office:value-type="float" office:value="828.729097472924" calcext:value-type="float">
            <text:p>828,7290974729</text:p>
          </table:table-cell>
          <table:table-cell table:formula="of:=([.I3]+[.D3])/[.B3]" office:value-type="float" office:value="353.04678700361" calcext:value-type="float">
            <text:p>353,0467870036</text:p>
          </table:table-cell>
          <table:table-cell table:formula="of:=([.J3]+[.D3])/[.B3]" office:value-type="float" office:value="354.671335740072" calcext:value-type="float">
            <text:p>354,6713357401</text:p>
          </table:table-cell>
          <table:table-cell table:formula="of:=([.F3]+[.D3])/[.B3]" office:value-type="float" office:value="1210.84462093863" calcext:value-type="float">
            <text:p>1210,8446209386</text:p>
          </table:table-cell>
          <table:table-cell table:formula="of:=([.L3]+[.D3])/[.B3]" office:value-type="float" office:value="148.620794223827" calcext:value-type="float">
            <text:p>148,6207942238</text:p>
          </table:table-cell>
          <table:table-cell table:formula="of:=([.M3]+[.D3])/[.B3]" office:value-type="float" office:value="217.848231046931" calcext:value-type="float">
            <text:p>217,8482310469</text:p>
          </table:table-cell>
          <table:table-cell table:formula="of:=([.N3]+[.D3])/[.B3]" office:value-type="float" office:value="1067.40707581227" calcext:value-type="float">
            <text:p>1067,4070758123</text:p>
          </table:table-cell>
          <table:table-cell table:formula="of:=([.O3]+[.D3])/[.B3]" office:value-type="float" office:value="1067.39407942238" calcext:value-type="float">
            <text:p>1067,3940794224</text:p>
          </table:table-cell>
          <table:table-cell table:formula="of:=([.P3]+[.D3])/[.B3]" office:value-type="float" office:value="1067.38974729242" calcext:value-type="float">
            <text:p>1067,3897472924</text:p>
          </table:table-cell>
          <table:table-cell table:formula="of:=([.Q3]+[.D3])/[.B3]" office:value-type="float" office:value="1067.38036101083" calcext:value-type="float">
            <text:p>1067,3803610108</text:p>
          </table:table-cell>
          <table:table-cell table:formula="of:=([.R3]+[.D3])/[.B3]" office:value-type="float" office:value="1067.37819494585" calcext:value-type="float">
            <text:p>1067,3781949459</text:p>
          </table:table-cell>
          <table:table-cell table:formula="of:=([.S3]+[.D3])/[.B3]" office:value-type="float" office:value="1022.8597833935" calcext:value-type="float">
            <text:p>1022,859783393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([.F4]+[.D4])/[.B4]" office:value-type="float" office:value="368.950252707581" calcext:value-type="float">
            <text:p>368,9502527076</text:p>
          </table:table-cell>
          <table:table-cell table:formula="of:=([.G4]+[.D4])/[.B4]" office:value-type="float" office:value="88.3365342960289" calcext:value-type="float">
            <text:p>88,336534296</text:p>
          </table:table-cell>
          <table:table-cell table:formula="of:=([.H4]+[.D4])/[.B4]" office:value-type="float" office:value="7.88382671480144" calcext:value-type="float">
            <text:p>7,8838267148</text:p>
          </table:table-cell>
          <table:table-cell table:formula="of:=([.I4]+[.D4])/[.B4]" office:value-type="float" office:value="7.88093862815885" calcext:value-type="float">
            <text:p>7,8809386282</text:p>
          </table:table-cell>
          <table:table-cell table:formula="of:=([.J4]+[.D4])/[.B4]" office:value-type="float" office:value="7.86794223826715" calcext:value-type="float">
            <text:p>7,8679422383</text:p>
          </table:table-cell>
          <table:table-cell table:formula="of:=([.F4]+[.D4])/[.B4]" office:value-type="float" office:value="368.950252707581" calcext:value-type="float">
            <text:p>368,9502527076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239.61523465704" calcext:value-type="float">
            <text:p>239,615234657</text:p>
          </table:table-cell>
          <table:table-cell table:formula="of:=([.O4]+[.D4])/[.B4]" office:value-type="float" office:value="239.602238267148" calcext:value-type="float">
            <text:p>239,6022382671</text:p>
          </table:table-cell>
          <table:table-cell table:formula="of:=([.P4]+[.D4])/[.B4]" office:value-type="float" office:value="239.595740072202" calcext:value-type="float">
            <text:p>239,5957400722</text:p>
          </table:table-cell>
          <table:table-cell table:formula="of:=([.Q4]+[.D4])/[.B4]" office:value-type="float" office:value="151.578411552347" calcext:value-type="float">
            <text:p>151,5784115523</text:p>
          </table:table-cell>
          <table:table-cell table:formula="of:=([.R4]+[.D4])/[.B4]" office:value-type="float" office:value="163.324981949458" calcext:value-type="float">
            <text:p>163,3249819495</text:p>
          </table:table-cell>
          <table:table-cell table:formula="of:=([.S4]+[.D4])/[.B4]" office:value-type="float" office:value="210.940144404332" calcext:value-type="float">
            <text:p>210,940144404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57.1112635379061" calcext:value-type="float">
            <text:p>57,1112635379</text:p>
          </table:table-cell>
          <table:table-cell table:formula="of:=([.F5]+[.D5])/[.B5]" office:value-type="float" office:value="323.818411552347" calcext:value-type="float">
            <text:p>323,8184115523</text:p>
          </table:table-cell>
          <table:table-cell table:formula="of:=([.G5]+[.D5])/[.B5]" office:value-type="float" office:value="7.84945848375451" calcext:value-type="float">
            <text:p>7,8494584838</text:p>
          </table:table-cell>
          <table:table-cell table:formula="of:=([.H5]+[.D5])/[.B5]" office:value-type="float" office:value="7.83285198555957" calcext:value-type="float">
            <text:p>7,8328519856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068592057762" calcext:value-type="float">
            <text:p>7,8306859206</text:p>
          </table:table-cell>
          <table:table-cell table:formula="of:=([.F5]+[.D5])/[.B5]" office:value-type="float" office:value="323.818411552347" calcext:value-type="float">
            <text:p>323,8184115523</text:p>
          </table:table-cell>
          <table:table-cell table:formula="of:=([.L5]+[.D5])/[.B5]" office:value-type="float" office:value="7.83357400722022" calcext:value-type="float">
            <text:p>7,8335740072</text:p>
          </table:table-cell>
          <table:table-cell table:formula="of:=([.M5]+[.D5])/[.B5]" office:value-type="float" office:value="7.83068592057762" calcext:value-type="float">
            <text:p>7,8306859206</text:p>
          </table:table-cell>
          <table:table-cell table:formula="of:=([.N5]+[.D5])/[.B5]" office:value-type="float" office:value="191.495667870036" calcext:value-type="float">
            <text:p>191,49566787</text:p>
          </table:table-cell>
          <table:table-cell table:formula="of:=([.O5]+[.D5])/[.B5]" office:value-type="float" office:value="191.482671480144" calcext:value-type="float">
            <text:p>191,4826714801</text:p>
          </table:table-cell>
          <table:table-cell table:formula="of:=([.P5]+[.D5])/[.B5]" office:value-type="float" office:value="169.217689530686" calcext:value-type="float">
            <text:p>169,2176895307</text:p>
          </table:table-cell>
          <table:table-cell table:formula="of:=([.Q5]+[.D5])/[.B5]" office:value-type="float" office:value="191.4559566787" calcext:value-type="float">
            <text:p>191,4559566787</text:p>
          </table:table-cell>
          <table:table-cell table:formula="of:=([.R5]+[.D5])/[.B5]" office:value-type="float" office:value="79.0848375451264" calcext:value-type="float">
            <text:p>79,0848375451</text:p>
          </table:table-cell>
          <table:table-cell table:formula="of:=([.S5]+[.D5])/[.B5]" office:value-type="float" office:value="72.4148014440433" calcext:value-type="float">
            <text:p>72,41480144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37.0253429602888" calcext:value-type="float">
            <text:p>37,0253429603</text:p>
          </table:table-cell>
          <table:table-cell table:formula="of:=([.F6]+[.D6])/[.B6]" office:value-type="float" office:value="269.150397111913" calcext:value-type="float">
            <text:p>269,1503971119</text:p>
          </table:table-cell>
          <table:table-cell table:formula="of:=([.G6]+[.D6])/[.B6]" office:value-type="float" office:value="7.74101083032491" calcext:value-type="float">
            <text:p>7,7410108303</text:p>
          </table:table-cell>
          <table:table-cell table:formula="of:=([.H6]+[.D6])/[.B6]" office:value-type="float" office:value="7.73812274368231" calcext:value-type="float">
            <text:p>7,7381227437</text:p>
          </table:table-cell>
          <table:table-cell table:formula="of:=([.I6]+[.D6])/[.B6]" office:value-type="float" office:value="7.74101083032491" calcext:value-type="float">
            <text:p>7,7410108303</text:p>
          </table:table-cell>
          <table:table-cell table:formula="of:=([.J6]+[.D6])/[.B6]" office:value-type="float" office:value="7.73812274368231" calcext:value-type="float">
            <text:p>7,7381227437</text:p>
          </table:table-cell>
          <table:table-cell table:formula="of:=([.F6]+[.D6])/[.B6]" office:value-type="float" office:value="269.150397111913" calcext:value-type="float">
            <text:p>269,1503971119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137.595884476534" calcext:value-type="float">
            <text:p>137,5958844765</text:p>
          </table:table-cell>
          <table:table-cell table:formula="of:=([.O6]+[.D6])/[.B6]" office:value-type="float" office:value="98.2940794223827" calcext:value-type="float">
            <text:p>98,2940794224</text:p>
          </table:table-cell>
          <table:table-cell table:formula="of:=([.P6]+[.D6])/[.B6]" office:value-type="float" office:value="98.2890252707581" calcext:value-type="float">
            <text:p>98,2890252708</text:p>
          </table:table-cell>
          <table:table-cell table:formula="of:=([.Q6]+[.D6])/[.B6]" office:value-type="float" office:value="7.7727797833935" calcext:value-type="float">
            <text:p>7,7727797834</text:p>
          </table:table-cell>
          <table:table-cell table:formula="of:=([.R6]+[.D6])/[.B6]" office:value-type="float" office:value="7.7626714801444" calcext:value-type="float">
            <text:p>7,7626714801</text:p>
          </table:table-cell>
          <table:table-cell table:formula="of:=([.S6]+[.D6])/[.B6]" office:value-type="float" office:value="7.7771119133574" calcext:value-type="float">
            <text:p>7,777111913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36.796678700361" calcext:value-type="float">
            <text:p>36,7966787004</text:p>
          </table:table-cell>
          <table:table-cell table:formula="of:=([.F7]+[.D7])/[.B7]" office:value-type="float" office:value="275.258267148014" calcext:value-type="float">
            <text:p>275,258267148</text:p>
          </table:table-cell>
          <table:table-cell table:formula="of:=([.G7]+[.D7])/[.B7]" office:value-type="float" office:value="8.0315523465704" calcext:value-type="float">
            <text:p>8,0315523466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F7]+[.D7])/[.B7]" office:value-type="float" office:value="275.258267148014" calcext:value-type="float">
            <text:p>275,258267148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144.183898916968" calcext:value-type="float">
            <text:p>144,183898917</text:p>
          </table:table-cell>
          <table:table-cell table:formula="of:=([.O7]+[.D7])/[.B7]" office:value-type="float" office:value="104.881371841155" calcext:value-type="float">
            <text:p>104,8813718412</text:p>
          </table:table-cell>
          <table:table-cell table:formula="of:=([.P7]+[.D7])/[.B7]" office:value-type="float" office:value="104.874151624549" calcext:value-type="float">
            <text:p>104,8741516245</text:p>
          </table:table-cell>
          <table:table-cell table:formula="of:=([.Q7]+[.D7])/[.B7]" office:value-type="float" office:value="8.06620938628159" calcext:value-type="float">
            <text:p>8,0662093863</text:p>
          </table:table-cell>
          <table:table-cell table:formula="of:=([.R7]+[.D7])/[.B7]" office:value-type="float" office:value="8.04527075812274" calcext:value-type="float">
            <text:p>8,0452707581</text:p>
          </table:table-cell>
          <table:table-cell table:formula="of:=([.S7]+[.D7])/[.B7]" office:value-type="float" office:value="8.034440433213" calcext:value-type="float">
            <text:p>8,034440433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36.0575451263538" calcext:value-type="float">
            <text:p>36,0575451264</text:p>
          </table:table-cell>
          <table:table-cell table:formula="of:=([.F8]+[.D8])/[.B8]" office:value-type="float" office:value="274.936462093863" calcext:value-type="float">
            <text:p>274,9364620939</text:p>
          </table:table-cell>
          <table:table-cell table:formula="of:=([.G8]+[.D8])/[.B8]" office:value-type="float" office:value="7.70685920577617" calcext:value-type="float">
            <text:p>7,7068592058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F8]+[.D8])/[.B8]" office:value-type="float" office:value="274.936462093863" calcext:value-type="float">
            <text:p>274,9364620939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143.861371841155" calcext:value-type="float">
            <text:p>143,8613718412</text:p>
          </table:table-cell>
          <table:table-cell table:formula="of:=([.O8]+[.D8])/[.B8]" office:value-type="float" office:value="104.559566787004" calcext:value-type="float">
            <text:p>104,559566787</text:p>
          </table:table-cell>
          <table:table-cell table:formula="of:=([.P8]+[.D8])/[.B8]" office:value-type="float" office:value="104.553068592058" calcext:value-type="float">
            <text:p>104,5530685921</text:p>
          </table:table-cell>
          <table:table-cell table:formula="of:=([.Q8]+[.D8])/[.B8]" office:value-type="float" office:value="7.74368231046931" calcext:value-type="float">
            <text:p>7,7436823105</text:p>
          </table:table-cell>
          <table:table-cell table:formula="of:=([.R8]+[.D8])/[.B8]" office:value-type="float" office:value="7.72202166064982" calcext:value-type="float">
            <text:p>7,7220216606</text:p>
          </table:table-cell>
          <table:table-cell table:formula="of:=([.S8]+[.D8])/[.B8]" office:value-type="float" office:value="7.70902527075812" calcext:value-type="float">
            <text:p>7,709025270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59.704693140794" calcext:value-type="float">
            <text:p>159,7046931408</text:p>
          </table:table-cell>
          <table:table-cell table:formula="of:=([.F9]+[.D9])/[.B9]" office:value-type="float" office:value="618.654729241877" calcext:value-type="float">
            <text:p>618,6547292419</text:p>
          </table:table-cell>
          <table:table-cell table:formula="of:=([.G9]+[.D9])/[.B9]" office:value-type="float" office:value="269.480722021661" calcext:value-type="float">
            <text:p>269,4807220217</text:p>
          </table:table-cell>
          <table:table-cell table:formula="of:=([.H9]+[.D9])/[.B9]" office:value-type="float" office:value="8.71754512635379" calcext:value-type="float">
            <text:p>8,7175451264</text:p>
          </table:table-cell>
          <table:table-cell table:formula="of:=([.I9]+[.D9])/[.B9]" office:value-type="float" office:value="8.6597833935018" calcext:value-type="float">
            <text:p>8,6597833935</text:p>
          </table:table-cell>
          <table:table-cell table:formula="of:=([.J9]+[.D9])/[.B9]" office:value-type="float" office:value="8.60057761732852" calcext:value-type="float">
            <text:p>8,6005776173</text:p>
          </table:table-cell>
          <table:table-cell table:formula="of:=([.F9]+[.D9])/[.B9]" office:value-type="float" office:value="618.654729241877" calcext:value-type="float">
            <text:p>618,6547292419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481.815740072202" calcext:value-type="float">
            <text:p>481,8157400722</text:p>
          </table:table-cell>
          <table:table-cell table:formula="of:=([.O9]+[.D9])/[.B9]" office:value-type="float" office:value="481.80274368231" calcext:value-type="float">
            <text:p>481,8027436823</text:p>
          </table:table-cell>
          <table:table-cell table:formula="of:=([.P9]+[.D9])/[.B9]" office:value-type="float" office:value="481.798411552347" calcext:value-type="float">
            <text:p>481,7984115523</text:p>
          </table:table-cell>
          <table:table-cell table:formula="of:=([.Q9]+[.D9])/[.B9]" office:value-type="float" office:value="481.789025270758" calcext:value-type="float">
            <text:p>481,7890252708</text:p>
          </table:table-cell>
          <table:table-cell table:formula="of:=([.R9]+[.D9])/[.B9]" office:value-type="float" office:value="481.787581227437" calcext:value-type="float">
            <text:p>481,7875812274</text:p>
          </table:table-cell>
          <table:table-cell table:formula="of:=([.S9]+[.D9])/[.B9]" office:value-type="float" office:value="438.784693140794" calcext:value-type="float">
            <text:p>438,784693140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57.1361010830325" calcext:value-type="float">
            <text:p>57,136101083</text:p>
          </table:table-cell>
          <table:table-cell table:formula="of:=([.F10]+[.D10])/[.B10]" office:value-type="float" office:value="329.848231046931" calcext:value-type="float">
            <text:p>329,8482310469</text:p>
          </table:table-cell>
          <table:table-cell table:formula="of:=([.G10]+[.D10])/[.B10]" office:value-type="float" office:value="7.98252707581227" calcext:value-type="float">
            <text:p>7,9825270758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F10]+[.D10])/[.B10]" office:value-type="float" office:value="329.848231046931" calcext:value-type="float">
            <text:p>329,8482310469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198.066281588448" calcext:value-type="float">
            <text:p>198,0662815884</text:p>
          </table:table-cell>
          <table:table-cell table:formula="of:=([.O10]+[.D10])/[.B10]" office:value-type="float" office:value="198.053285198556" calcext:value-type="float">
            <text:p>198,0532851986</text:p>
          </table:table-cell>
          <table:table-cell table:formula="of:=([.P10]+[.D10])/[.B10]" office:value-type="float" office:value="134.721155234657" calcext:value-type="float">
            <text:p>134,7211552347</text:p>
          </table:table-cell>
          <table:table-cell table:formula="of:=([.Q10]+[.D10])/[.B10]" office:value-type="float" office:value="71.3839711191336" calcext:value-type="float">
            <text:p>71,3839711191</text:p>
          </table:table-cell>
          <table:table-cell table:formula="of:=([.R10]+[.D10])/[.B10]" office:value-type="float" office:value="8.03812274368231" calcext:value-type="float">
            <text:p>8,0381227437</text:p>
          </table:table-cell>
          <table:table-cell table:formula="of:=([.S10]+[.D10])/[.B10]" office:value-type="float" office:value="8.02729241877256" calcext:value-type="float">
            <text:p>8,0272924188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49.7232490974729" calcext:value-type="float">
            <text:p>49,7232490975</text:p>
          </table:table-cell>
          <table:table-cell table:formula="of:=([.F11]+[.D11])/[.B11]" office:value-type="float" office:value="323.384981949458" calcext:value-type="float">
            <text:p>323,3849819495</text:p>
          </table:table-cell>
          <table:table-cell table:formula="of:=([.G11]+[.D11])/[.B11]" office:value-type="float" office:value="7.91638989169675" calcext:value-type="float">
            <text:p>7,9163898917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F11]+[.D11])/[.B11]" office:value-type="float" office:value="323.384981949458" calcext:value-type="float">
            <text:p>323,3849819495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191.870180505415" calcext:value-type="float">
            <text:p>191,8701805054</text:p>
          </table:table-cell>
          <table:table-cell table:formula="of:=([.O11]+[.D11])/[.B11]" office:value-type="float" office:value="191.857184115523" calcext:value-type="float">
            <text:p>191,8571841155</text:p>
          </table:table-cell>
          <table:table-cell table:formula="of:=([.P11]+[.D11])/[.B11]" office:value-type="float" office:value="81.5329963898917" calcext:value-type="float">
            <text:p>81,5329963899</text:p>
          </table:table-cell>
          <table:table-cell table:formula="of:=([.Q11]+[.D11])/[.B11]" office:value-type="float" office:value="7.96765342960289" calcext:value-type="float">
            <text:p>7,9676534296</text:p>
          </table:table-cell>
          <table:table-cell table:formula="of:=([.R11]+[.D11])/[.B11]" office:value-type="float" office:value="7.94382671480144" calcext:value-type="float">
            <text:p>7,9438267148</text:p>
          </table:table-cell>
          <table:table-cell table:formula="of:=([.S11]+[.D11])/[.B11]" office:value-type="float" office:value="7.93949458483755" calcext:value-type="float">
            <text:p>7,939494584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49.283321299639" calcext:value-type="float">
            <text:p>49,2833212996</text:p>
          </table:table-cell>
          <table:table-cell table:formula="of:=([.F12]+[.D12])/[.B12]" office:value-type="float" office:value="358.19523465704" calcext:value-type="float">
            <text:p>358,195234657</text:p>
          </table:table-cell>
          <table:table-cell table:formula="of:=([.G12]+[.D12])/[.B12]" office:value-type="float" office:value="7.77790613718412" calcext:value-type="float">
            <text:p>7,7779061372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F12]+[.D12])/[.B12]" office:value-type="float" office:value="358.19523465704" calcext:value-type="float">
            <text:p>358,195234657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224.652996389892" calcext:value-type="float">
            <text:p>224,6529963899</text:p>
          </table:table-cell>
          <table:table-cell table:formula="of:=([.O12]+[.D12])/[.B12]" office:value-type="float" office:value="224.64" calcext:value-type="float">
            <text:p>224,64</text:p>
          </table:table-cell>
          <table:table-cell table:formula="of:=([.P12]+[.D12])/[.B12]" office:value-type="float" office:value="94.5598555956679" calcext:value-type="float">
            <text:p>94,5598555957</text:p>
          </table:table-cell>
          <table:table-cell table:formula="of:=([.Q12]+[.D12])/[.B12]" office:value-type="float" office:value="7.82483754512635" calcext:value-type="float">
            <text:p>7,8248375451</text:p>
          </table:table-cell>
          <table:table-cell table:formula="of:=([.R12]+[.D12])/[.B12]" office:value-type="float" office:value="7.80750902527076" calcext:value-type="float">
            <text:p>7,8075090253</text:p>
          </table:table-cell>
          <table:table-cell table:formula="of:=([.S12]+[.D12])/[.B12]" office:value-type="float" office:value="7.79162454873646" calcext:value-type="float">
            <text:p>7,7916245487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379.151489361702" calcext:value-type="float">
            <text:p>379,1514893617</text:p>
          </table:table-cell>
          <table:table-cell table:formula="of:=[.F14]/[.B14]" office:value-type="float" office:value="2405.07234042553" calcext:value-type="float">
            <text:p>2405,0723404255</text:p>
          </table:table-cell>
          <table:table-cell table:formula="of:=[.G14]/[.B14]" office:value-type="float" office:value="2319.31914893617" calcext:value-type="float">
            <text:p>2319,3191489362</text:p>
          </table:table-cell>
          <table:table-cell table:formula="of:=[.H14]/[.B14]" office:value-type="float" office:value="2176.43404255319" calcext:value-type="float">
            <text:p>2176,4340425532</text:p>
          </table:table-cell>
          <table:table-cell table:formula="of:=[.I14]/[.B14]" office:value-type="float" office:value="2114.61276595745" calcext:value-type="float">
            <text:p>2114,6127659575</text:p>
          </table:table-cell>
          <table:table-cell/>
          <table:table-cell table:formula="of:=[.K14]/[.B14]" office:value-type="float" office:value="1918.23829787234" calcext:value-type="float">
            <text:p>1918,2382978723</text:p>
          </table:table-cell>
          <table:table-cell table:formula="of:=[.L14]/[.B14]" office:value-type="float" office:value="1655.92340425532" calcext:value-type="float">
            <text:p>1655,9234042553</text:p>
          </table:table-cell>
          <table:table-cell table:formula="of:=[.M14]/[.B14]" office:value-type="float" office:value="1411.44680851064" calcext:value-type="float">
            <text:p>1411,446808510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74.096085106383" calcext:value-type="float">
            <text:p>74,0960851064</text:p>
          </table:table-cell>
          <table:table-cell table:formula="of:=[.F15]/[.B15]" office:value-type="float" office:value="646.017021276596" calcext:value-type="float">
            <text:p>646,0170212766</text:p>
          </table:table-cell>
          <table:table-cell table:formula="of:=[.G15]/[.B15]" office:value-type="float" office:value="456.435744680851" calcext:value-type="float">
            <text:p>456,4357446809</text:p>
          </table:table-cell>
          <table:table-cell table:formula="of:=[.H15]/[.B15]" office:value-type="float" office:value="201.645106382979" calcext:value-type="float">
            <text:p>201,645106383</text:p>
          </table:table-cell>
          <table:table-cell table:formula="of:=[.I15]/[.B15]" office:value-type="float" office:value="118.057872340426" calcext:value-type="float">
            <text:p>118,0578723404</text:p>
          </table:table-cell>
          <table:table-cell/>
          <table:table-cell table:formula="of:=[.K15]/[.B15]" office:value-type="float" office:value="107.40085106383" calcext:value-type="float">
            <text:p>107,4008510638</text:p>
          </table:table-cell>
          <table:table-cell table:formula="of:=[.L15]/[.B15]" office:value-type="float" office:value="85.2221276595745" calcext:value-type="float">
            <text:p>85,2221276596</text:p>
          </table:table-cell>
          <table:table-cell table:formula="of:=[.M15]/[.B15]" office:value-type="float" office:value="102.343829787234" calcext:value-type="float">
            <text:p>102,343829787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9.19651063829787" calcext:value-type="float">
            <text:p>9,1965106383</text:p>
          </table:table-cell>
          <table:table-cell table:formula="of:=[.D16]/[.B16]" office:value-type="float" office:value="8.66034042553192" calcext:value-type="float">
            <text:p>8,6603404255</text:p>
          </table:table-cell>
          <table:table-cell table:formula="of:=[.E16]/[.B16]" office:value-type="float" office:value="42.2730212765957" calcext:value-type="float">
            <text:p>42,2730212766</text:p>
          </table:table-cell>
          <table:table-cell table:formula="of:=[.F16]/[.B16]" office:value-type="float" office:value="470.845957446809" calcext:value-type="float">
            <text:p>470,8459574468</text:p>
          </table:table-cell>
          <table:table-cell table:formula="of:=[.G16]/[.B16]" office:value-type="float" office:value="162.51914893617" calcext:value-type="float">
            <text:p>162,5191489362</text:p>
          </table:table-cell>
          <table:table-cell table:formula="of:=[.H16]/[.B16]" office:value-type="float" office:value="64.7512340425532" calcext:value-type="float">
            <text:p>64,7512340426</text:p>
          </table:table-cell>
          <table:table-cell table:formula="of:=[.I16]/[.B16]" office:value-type="float" office:value="53.9987234042553" calcext:value-type="float">
            <text:p>53,9987234043</text:p>
          </table:table-cell>
          <table:table-cell/>
          <table:table-cell table:formula="of:=[.K16]/[.B16]" office:value-type="float" office:value="50.3972765957447" calcext:value-type="float">
            <text:p>50,3972765957</text:p>
          </table:table-cell>
          <table:table-cell table:formula="of:=[.L16]/[.B16]" office:value-type="float" office:value="50.020170212766" calcext:value-type="float">
            <text:p>50,0201702128</text:p>
          </table:table-cell>
          <table:table-cell table:formula="of:=[.M16]/[.B16]" office:value-type="float" office:value="57.5163404255319" calcext:value-type="float">
            <text:p>57,516340425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10.6461276595745" calcext:value-type="float">
            <text:p>10,6461276596</text:p>
          </table:table-cell>
          <table:table-cell table:formula="of:=[.D17]/[.B17]" office:value-type="float" office:value="11.0804255319149" calcext:value-type="float">
            <text:p>11,0804255319</text:p>
          </table:table-cell>
          <table:table-cell table:formula="of:=[.E17]/[.B17]" office:value-type="float" office:value="222.297021276596" calcext:value-type="float">
            <text:p>222,2970212766</text:p>
          </table:table-cell>
          <table:table-cell table:formula="of:=[.F17]/[.B17]" office:value-type="float" office:value="1424.11063829787" calcext:value-type="float">
            <text:p>1424,1106382979</text:p>
          </table:table-cell>
          <table:table-cell table:formula="of:=[.G17]/[.B17]" office:value-type="float" office:value="1359.76170212766" calcext:value-type="float">
            <text:p>1359,7617021277</text:p>
          </table:table-cell>
          <table:table-cell table:formula="of:=[.H17]/[.B17]" office:value-type="float" office:value="1266.91914893617" calcext:value-type="float">
            <text:p>1266,9191489362</text:p>
          </table:table-cell>
          <table:table-cell table:formula="of:=[.I17]/[.B17]" office:value-type="float" office:value="1094.83404255319" calcext:value-type="float">
            <text:p>1094,8340425532</text:p>
          </table:table-cell>
          <table:table-cell/>
          <table:table-cell table:formula="of:=[.K17]/[.B17]" office:value-type="float" office:value="844.135319148936" calcext:value-type="float">
            <text:p>844,1353191489</text:p>
          </table:table-cell>
          <table:table-cell table:formula="of:=[.L17]/[.B17]" office:value-type="float" office:value="628.223829787234" calcext:value-type="float">
            <text:p>628,2238297872</text:p>
          </table:table-cell>
          <table:table-cell table:formula="of:=[.M17]/[.B17]" office:value-type="float" office:value="324.933617021277" calcext:value-type="float">
            <text:p>324,93361702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9.38885106382979" calcext:value-type="float">
            <text:p>9,3888510638</text:p>
          </table:table-cell>
          <table:table-cell table:formula="of:=[.D18]/[.B18]" office:value-type="float" office:value="9.24757446808511" calcext:value-type="float">
            <text:p>9,2475744681</text:p>
          </table:table-cell>
          <table:table-cell table:formula="of:=[.E18]/[.B18]" office:value-type="float" office:value="69.0054468085106" calcext:value-type="float">
            <text:p>69,0054468085</text:p>
          </table:table-cell>
          <table:table-cell table:formula="of:=[.F18]/[.B18]" office:value-type="float" office:value="618.222978723404" calcext:value-type="float">
            <text:p>618,2229787234</text:p>
          </table:table-cell>
          <table:table-cell table:formula="of:=[.G18]/[.B18]" office:value-type="float" office:value="386.809361702128" calcext:value-type="float">
            <text:p>386,8093617021</text:p>
          </table:table-cell>
          <table:table-cell table:formula="of:=[.H18]/[.B18]" office:value-type="float" office:value="205.15829787234" calcext:value-type="float">
            <text:p>205,1582978723</text:p>
          </table:table-cell>
          <table:table-cell table:formula="of:=[.I18]/[.B18]" office:value-type="float" office:value="84.8236595744681" calcext:value-type="float">
            <text:p>84,8236595745</text:p>
          </table:table-cell>
          <table:table-cell/>
          <table:table-cell table:formula="of:=[.K18]/[.B18]" office:value-type="float" office:value="83.9988936170213" calcext:value-type="float">
            <text:p>83,998893617</text:p>
          </table:table-cell>
          <table:table-cell table:formula="of:=[.L18]/[.B18]" office:value-type="float" office:value="83.6786382978723" calcext:value-type="float">
            <text:p>83,6786382979</text:p>
          </table:table-cell>
          <table:table-cell table:formula="of:=[.M18]/[.B18]" office:value-type="float" office:value="100.216170212766" calcext:value-type="float">
            <text:p>100,2161702128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>
            <text:p>Fixed length 71b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8.87957446808511" calcext:value-type="float">
            <text:p>8,8795744681</text:p>
          </table:table-cell>
          <table:table-cell table:formula="of:=[.D19]/[.B19]" office:value-type="float" office:value="9.18340425531915" calcext:value-type="float">
            <text:p>9,1834042553</text:p>
          </table:table-cell>
          <table:table-cell table:formula="of:=[.E19]/[.B19]" office:value-type="float" office:value="59.0832340425532" calcext:value-type="float">
            <text:p>59,0832340426</text:p>
          </table:table-cell>
          <table:table-cell table:formula="of:=[.F19]/[.B19]" office:value-type="float" office:value="548.110638297872" calcext:value-type="float">
            <text:p>548,1106382979</text:p>
          </table:table-cell>
          <table:table-cell table:formula="of:=[.G19]/[.B19]" office:value-type="float" office:value="301.777872340425" calcext:value-type="float">
            <text:p>301,7778723404</text:p>
          </table:table-cell>
          <table:table-cell table:formula="of:=[.H19]/[.B19]" office:value-type="float" office:value="92.4314893617021" calcext:value-type="float">
            <text:p>92,4314893617</text:p>
          </table:table-cell>
          <table:table-cell table:formula="of:=[.I19]/[.B19]" office:value-type="float" office:value="72.956" calcext:value-type="float">
            <text:p>72,956</text:p>
          </table:table-cell>
          <table:table-cell/>
          <table:table-cell table:formula="of:=[.K19]/[.B19]" office:value-type="float" office:value="77.6105531914894" calcext:value-type="float">
            <text:p>77,6105531915</text:p>
          </table:table-cell>
          <table:table-cell table:formula="of:=[.L19]/[.B19]" office:value-type="float" office:value="73.0802553191489" calcext:value-type="float">
            <text:p>73,0802553191</text:p>
          </table:table-cell>
          <table:table-cell table:formula="of:=[.M19]/[.B19]" office:value-type="float" office:value="84.8564255319149" calcext:value-type="float">
            <text:p>84,856425531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9.2976170212766" calcext:value-type="float">
            <text:p>9,2976170213</text:p>
          </table:table-cell>
          <table:table-cell table:formula="of:=[.D20]/[.B20]" office:value-type="float" office:value="9.24493617021277" calcext:value-type="float">
            <text:p>9,2449361702</text:p>
          </table:table-cell>
          <table:table-cell table:formula="of:=[.E20]/[.B20]" office:value-type="float" office:value="59.0429787234043" calcext:value-type="float">
            <text:p>59,0429787234</text:p>
          </table:table-cell>
          <table:table-cell table:formula="of:=[.F20]/[.B20]" office:value-type="float" office:value="560.020425531915" calcext:value-type="float">
            <text:p>560,0204255319</text:p>
          </table:table-cell>
          <table:table-cell table:formula="of:=[.G20]/[.B20]" office:value-type="float" office:value="302.153191489362" calcext:value-type="float">
            <text:p>302,1531914894</text:p>
          </table:table-cell>
          <table:table-cell table:formula="of:=[.H20]/[.B20]" office:value-type="float" office:value="88.2655319148936" calcext:value-type="float">
            <text:p>88,2655319149</text:p>
          </table:table-cell>
          <table:table-cell table:formula="of:=[.I20]/[.B20]" office:value-type="float" office:value="75.5477446808511" calcext:value-type="float">
            <text:p>75,5477446809</text:p>
          </table:table-cell>
          <table:table-cell/>
          <table:table-cell table:formula="of:=[.K20]/[.B20]" office:value-type="float" office:value="71.0996595744681" calcext:value-type="float">
            <text:p>71,0996595745</text:p>
          </table:table-cell>
          <table:table-cell table:formula="of:=[.L20]/[.B20]" office:value-type="float" office:value="72.0571063829787" calcext:value-type="float">
            <text:p>72,057106383</text:p>
          </table:table-cell>
          <table:table-cell table:formula="of:=[.M20]/[.B20]" office:value-type="float" office:value="84.0409361702128" calcext:value-type="float">
            <text:p>84,0409361702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31.4636137071651" calcext:value-type="float">
            <text:p>31,4636137072</text:p>
          </table:table-cell>
          <table:table-cell table:formula="of:=[.D22]/[.B22]" office:value-type="float" office:value="28.9772585669782" calcext:value-type="float">
            <text:p>28,977258567</text:p>
          </table:table-cell>
          <table:table-cell table:formula="of:=[.E22]/[.B22]" office:value-type="float" office:value="548.604984423676" calcext:value-type="float">
            <text:p>548,6049844237</text:p>
          </table:table-cell>
          <table:table-cell table:formula="of:=[.F22]/[.B22]" office:value-type="float" office:value="3458.57943925234" calcext:value-type="float">
            <text:p>3458,5794392523</text:p>
          </table:table-cell>
          <table:table-cell table:formula="of:=[.G22]/[.B22]" office:value-type="float" office:value="3298.33644859813" calcext:value-type="float">
            <text:p>3298,3364485981</text:p>
          </table:table-cell>
          <table:table-cell table:formula="of:=[.H22]/[.B22]" office:value-type="float" office:value="3246.27414330218" calcext:value-type="float">
            <text:p>3246,2741433022</text:p>
          </table:table-cell>
          <table:table-cell table:formula="of:=[.I22]/[.B22]" office:value-type="float" office:value="3175.83177570093" calcext:value-type="float">
            <text:p>3175,8317757009</text:p>
          </table:table-cell>
          <table:table-cell/>
          <table:table-cell table:formula="of:=[.K22]/[.B22]" office:value-type="float" office:value="2812.14330218069" calcext:value-type="float">
            <text:p>2812,1433021807</text:p>
          </table:table-cell>
          <table:table-cell table:formula="of:=[.L22]/[.B22]" office:value-type="float" office:value="1868.43613707165" calcext:value-type="float">
            <text:p>1868,4361370717</text:p>
          </table:table-cell>
          <table:table-cell table:formula="of:=[.M22]/[.B22]" office:value-type="float" office:value="1594" calcext:value-type="float">
            <text:p>159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9.565046728972" calcext:value-type="float">
            <text:p>19,565046729</text:p>
          </table:table-cell>
          <table:table-cell table:formula="of:=[.D23]/[.B23]" office:value-type="float" office:value="20.496261682243" calcext:value-type="float">
            <text:p>20,4962616822</text:p>
          </table:table-cell>
          <table:table-cell table:formula="of:=[.E23]/[.B23]" office:value-type="float" office:value="114.516510903427" calcext:value-type="float">
            <text:p>114,5165109034</text:p>
          </table:table-cell>
          <table:table-cell table:formula="of:=[.F23]/[.B23]" office:value-type="float" office:value="962.261682242991" calcext:value-type="float">
            <text:p>962,261682243</text:p>
          </table:table-cell>
          <table:table-cell table:formula="of:=[.G23]/[.B23]" office:value-type="float" office:value="586.950778816199" calcext:value-type="float">
            <text:p>586,9507788162</text:p>
          </table:table-cell>
          <table:table-cell table:formula="of:=[.H23]/[.B23]" office:value-type="float" office:value="397.994392523364" calcext:value-type="float">
            <text:p>397,9943925234</text:p>
          </table:table-cell>
          <table:table-cell table:formula="of:=[.I23]/[.B23]" office:value-type="float" office:value="190.019314641745" calcext:value-type="float">
            <text:p>190,0193146417</text:p>
          </table:table-cell>
          <table:table-cell/>
          <table:table-cell table:formula="of:=[.K23]/[.B23]" office:value-type="float" office:value="301.419314641745" calcext:value-type="float">
            <text:p>301,4193146417</text:p>
          </table:table-cell>
          <table:table-cell table:formula="of:=[.L23]/[.B23]" office:value-type="float" office:value="183.104672897196" calcext:value-type="float">
            <text:p>183,1046728972</text:p>
          </table:table-cell>
          <table:table-cell table:formula="of:=[.M23]/[.B23]" office:value-type="float" office:value="316.719626168224" calcext:value-type="float">
            <text:p>316,719626168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9.1322118380062" calcext:value-type="float">
            <text:p>19,132211838</text:p>
          </table:table-cell>
          <table:table-cell table:formula="of:=[.D24]/[.B24]" office:value-type="float" office:value="20.9406230529595" calcext:value-type="float">
            <text:p>20,940623053</text:p>
          </table:table-cell>
          <table:table-cell table:formula="of:=[.E24]/[.B24]" office:value-type="float" office:value="54.6680996884735" calcext:value-type="float">
            <text:p>54,6680996885</text:p>
          </table:table-cell>
          <table:table-cell table:formula="of:=[.F24]/[.B24]" office:value-type="float" office:value="645.158878504673" calcext:value-type="float">
            <text:p>645,1588785047</text:p>
          </table:table-cell>
          <table:table-cell table:formula="of:=[.G24]/[.B24]" office:value-type="float" office:value="147.057320872274" calcext:value-type="float">
            <text:p>147,0573208723</text:p>
          </table:table-cell>
          <table:table-cell table:formula="of:=[.H24]/[.B24]" office:value-type="float" office:value="128.286604361371" calcext:value-type="float">
            <text:p>128,2866043614</text:p>
          </table:table-cell>
          <table:table-cell table:formula="of:=[.I24]/[.B24]" office:value-type="float" office:value="123.347040498442" calcext:value-type="float">
            <text:p>123,3470404984</text:p>
          </table:table-cell>
          <table:table-cell/>
          <table:table-cell table:formula="of:=[.K24]/[.B24]" office:value-type="float" office:value="118.961370716511" calcext:value-type="float">
            <text:p>118,9613707165</text:p>
          </table:table-cell>
          <table:table-cell table:formula="of:=[.L24]/[.B24]" office:value-type="float" office:value="121.467912772586" calcext:value-type="float">
            <text:p>121,4679127726</text:p>
          </table:table-cell>
          <table:table-cell table:formula="of:=[.M24]/[.B24]" office:value-type="float" office:value="119.832398753894" calcext:value-type="float">
            <text:p>119,832398753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23.6806230529595" calcext:value-type="float">
            <text:p>23,680623053</text:p>
          </table:table-cell>
          <table:table-cell table:formula="of:=[.D25]/[.B25]" office:value-type="float" office:value="24.8851713395639" calcext:value-type="float">
            <text:p>24,8851713396</text:p>
          </table:table-cell>
          <table:table-cell table:formula="of:=[.E25]/[.B25]" office:value-type="float" office:value="295.852959501558" calcext:value-type="float">
            <text:p>295,8529595016</text:p>
          </table:table-cell>
          <table:table-cell table:formula="of:=[.F25]/[.B25]" office:value-type="float" office:value="1925.2523364486" calcext:value-type="float">
            <text:p>1925,2523364486</text:p>
          </table:table-cell>
          <table:table-cell table:formula="of:=[.G25]/[.B25]" office:value-type="float" office:value="1728.11838006231" calcext:value-type="float">
            <text:p>1728,1183800623</text:p>
          </table:table-cell>
          <table:table-cell table:formula="of:=[.H25]/[.B25]" office:value-type="float" office:value="1459.92523364486" calcext:value-type="float">
            <text:p>1459,9252336449</text:p>
          </table:table-cell>
          <table:table-cell table:formula="of:=[.I25]/[.B25]" office:value-type="float" office:value="1074.34267912773" calcext:value-type="float">
            <text:p>1074,3426791277</text:p>
          </table:table-cell>
          <table:table-cell/>
          <table:table-cell table:formula="of:=[.K25]/[.B25]" office:value-type="float" office:value="400.260436137072" calcext:value-type="float">
            <text:p>400,2604361371</text:p>
          </table:table-cell>
          <table:table-cell table:formula="of:=[.L25]/[.B25]" office:value-type="float" office:value="395.996261682243" calcext:value-type="float">
            <text:p>395,9962616822</text:p>
          </table:table-cell>
          <table:table-cell table:formula="of:=[.M25]/[.B25]" office:value-type="float" office:value="471.745794392523" calcext:value-type="float">
            <text:p>471,74579439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8.9978193146417" calcext:value-type="float">
            <text:p>18,9978193146</text:p>
          </table:table-cell>
          <table:table-cell table:formula="of:=[.D26]/[.B26]" office:value-type="float" office:value="21.1694704049844" calcext:value-type="float">
            <text:p>21,169470405</text:p>
          </table:table-cell>
          <table:table-cell table:formula="of:=[.E26]/[.B26]" office:value-type="float" office:value="102.189408099688" calcext:value-type="float">
            <text:p>102,1894080997</text:p>
          </table:table-cell>
          <table:table-cell table:formula="of:=[.F26]/[.B26]" office:value-type="float" office:value="818.498442367601" calcext:value-type="float">
            <text:p>818,4984423676</text:p>
          </table:table-cell>
          <table:table-cell table:formula="of:=[.G26]/[.B26]" office:value-type="float" office:value="199.648598130841" calcext:value-type="float">
            <text:p>199,6485981308</text:p>
          </table:table-cell>
          <table:table-cell table:formula="of:=[.H26]/[.B26]" office:value-type="float" office:value="177.233021806854" calcext:value-type="float">
            <text:p>177,2330218069</text:p>
          </table:table-cell>
          <table:table-cell table:formula="of:=[.I26]/[.B26]" office:value-type="float" office:value="173.118380062305" calcext:value-type="float">
            <text:p>173,1183800623</text:p>
          </table:table-cell>
          <table:table-cell/>
          <table:table-cell table:formula="of:=[.K26]/[.B26]" office:value-type="float" office:value="167.730841121495" calcext:value-type="float">
            <text:p>167,7308411215</text:p>
          </table:table-cell>
          <table:table-cell table:formula="of:=[.L26]/[.B26]" office:value-type="float" office:value="164.603115264798" calcext:value-type="float">
            <text:p>164,6031152648</text:p>
          </table:table-cell>
          <table:table-cell table:formula="of:=[.M26]/[.B26]" office:value-type="float" office:value="178.408099688474" calcext:value-type="float">
            <text:p>178,4080996885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>
            <text:p>Fixed length 71b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18.2235514018692" calcext:value-type="float">
            <text:p>18,2235514019</text:p>
          </table:table-cell>
          <table:table-cell table:formula="of:=[.D27]/[.B27]" office:value-type="float" office:value="21.0765109034268" calcext:value-type="float">
            <text:p>21,0765109034</text:p>
          </table:table-cell>
          <table:table-cell table:formula="of:=[.E27]/[.B27]" office:value-type="float" office:value="77.98753894081" calcext:value-type="float">
            <text:p>77,9875389408</text:p>
          </table:table-cell>
          <table:table-cell table:formula="of:=[.F27]/[.B27]" office:value-type="float" office:value="724.504672897196" calcext:value-type="float">
            <text:p>724,5046728972</text:p>
          </table:table-cell>
          <table:table-cell table:formula="of:=[.G27]/[.B27]" office:value-type="float" office:value="177.854205607477" calcext:value-type="float">
            <text:p>177,8542056075</text:p>
          </table:table-cell>
          <table:table-cell table:formula="of:=[.H27]/[.B27]" office:value-type="float" office:value="158.171962616822" calcext:value-type="float">
            <text:p>158,1719626168</text:p>
          </table:table-cell>
          <table:table-cell table:formula="of:=[.I27]/[.B27]" office:value-type="float" office:value="153.773831775701" calcext:value-type="float">
            <text:p>153,7738317757</text:p>
          </table:table-cell>
          <table:table-cell/>
          <table:table-cell table:formula="of:=[.K27]/[.B27]" office:value-type="float" office:value="149.903426791277" calcext:value-type="float">
            <text:p>149,9034267913</text:p>
          </table:table-cell>
          <table:table-cell table:formula="of:=[.L27]/[.B27]" office:value-type="float" office:value="145.745794392523" calcext:value-type="float">
            <text:p>145,7457943925</text:p>
          </table:table-cell>
          <table:table-cell table:formula="of:=[.M27]/[.B27]" office:value-type="float" office:value="171.515887850467" calcext:value-type="float">
            <text:p>171,515887850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8.3882242990654" calcext:value-type="float">
            <text:p>18,3882242991</text:p>
          </table:table-cell>
          <table:table-cell table:formula="of:=[.D28]/[.B28]" office:value-type="float" office:value="20.2298442367601" calcext:value-type="float">
            <text:p>20,2298442368</text:p>
          </table:table-cell>
          <table:table-cell table:formula="of:=[.E28]/[.B28]" office:value-type="float" office:value="78.2479750778816" calcext:value-type="float">
            <text:p>78,2479750779</text:p>
          </table:table-cell>
          <table:table-cell table:formula="of:=[.F28]/[.B28]" office:value-type="float" office:value="736.461059190031" calcext:value-type="float">
            <text:p>736,46105919</text:p>
          </table:table-cell>
          <table:table-cell table:formula="of:=[.G28]/[.B28]" office:value-type="float" office:value="165.422429906542" calcext:value-type="float">
            <text:p>165,4224299065</text:p>
          </table:table-cell>
          <table:table-cell table:formula="of:=[.H28]/[.B28]" office:value-type="float" office:value="157.565109034268" calcext:value-type="float">
            <text:p>157,5651090343</text:p>
          </table:table-cell>
          <table:table-cell table:formula="of:=[.I28]/[.B28]" office:value-type="float" office:value="151.589408099688" calcext:value-type="float">
            <text:p>151,5894080997</text:p>
          </table:table-cell>
          <table:table-cell/>
          <table:table-cell table:formula="of:=[.K28]/[.B28]" office:value-type="float" office:value="148.245482866044" calcext:value-type="float">
            <text:p>148,245482866</text:p>
          </table:table-cell>
          <table:table-cell table:formula="of:=[.L28]/[.B28]" office:value-type="float" office:value="145.57445482866" calcext:value-type="float">
            <text:p>145,5744548287</text:p>
          </table:table-cell>
          <table:table-cell table:formula="of:=[.M28]/[.B28]" office:value-type="float" office:value="154.66230529595" calcext:value-type="float">
            <text:p>154,662305296</text:p>
          </table:table-cell>
          <table:table-cell table:number-columns-repeated="1011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2" table:style-name="ta1">
        <office:forms form:automatic-focus="false" form:apply-design-mode="false"/>
        <table:table-column table:style-name="co9" table:default-cell-style-name="ce9"/>
        <table:table-column table:style-name="co10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17" table:default-cell-style-name="ce9"/>
        <table:table-column table:style-name="co18" table:number-columns-repeated="3" table:default-cell-style-name="ce9"/>
        <table:table-column table:style-name="co6" table:default-cell-style-name="ce9"/>
        <table:table-column table:style-name="co13" table:number-columns-repeated="1012" table:default-cell-style-name="ce9"/>
        <table:table-row table:style-name="ro6">
          <table:table-cell/>
          <table:table-cell table:style-name="ce10" office:value-type="string" calcext:value-type="string">
            <text:p>NORMAL EXECUTION</text:p>
          </table:table-cell>
          <table:table-cell table:style-name="ce10" office:value-type="string" calcext:value-type="string">
            <text:p>NO MACS (0 bytes for them)</text:p>
          </table:table-cell>
          <table:table-cell table:style-name="ce10" office:value-type="string" calcext:value-type="string">
            <text:p>IGNORING MACS</text:p>
          </table:table-cell>
          <table:table-cell table:style-name="ce10" office:value-type="string" calcext:value-type="string">
            <text:p>IGNORING MACS AT LAST MOMENT</text:p>
          </table:table-cell>
          <table:table-cell table:style-name="ce10" office:value-type="string" calcext:value-type="string">
            <text:p>INCLUDING MACS CACHE </text:p>
            <text:p>20(code)-20(data) (2 way set assoc)</text:p>
          </table:table-cell>
          <table:table-cell table:style-name="ce14" office:value-type="string" calcext:value-type="string">
            <text:p>INCLUDING MACS CACHE</text:p>
            <text:p> 40(code)-40(data) (2 way set assoc)</text:p>
          </table:table-cell>
          <table:table-cell table:style-name="ce10" office:value-type="string" calcext:value-type="string">
            <text:p>INCLUDING MACS CACHE </text:p>
            <text:p>60(code)-60(data) (2 way set assoc)</text:p>
          </table:table-cell>
          <table:table-cell table:style-name="ce10" office:value-type="string" calcext:value-type="string">
            <text:p>INCLUDING MACS CACHE </text:p>
            <text:p>100(code)-100(data) (2 way set assoc)</text:p>
          </table:table-cell>
          <table:table-cell table:style-name="ce10" office:value-type="string" calcext:value-type="string">
            <text:p>INCLUDING MACS CACHE </text:p>
            <text:p>150(code)-150(data) (2 way set assoc)</text:p>
          </table:table-cell>
          <table:table-cell table:style-name="ce10" office:value-type="string" calcext:value-type="string">
            <text:p>INCLUDING MACS CACHE </text:p>
            <text:p>200(code)-200(data) (2 way set assoc)</text:p>
          </table:table-cell>
          <table:table-cell table:style-name="ce10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everything is executed normally</text:p>
          </table:table-cell>
          <table:table-cell table:style-name="ce13" office:value-type="string" calcext:value-type="string">
            <text:p>only useful bytes and keys are present</text:p>
          </table:table-cell>
          <table:table-cell table:style-name="ce13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11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10" table:number-columns-repeated="5"/>
          <table:table-cell table:style-name="ce14"/>
          <table:table-cell table:style-name="ce10" table:number-columns-repeated="5"/>
          <table:table-cell table:number-columns-repeated="1012"/>
        </table:table-row>
        <table:table-row table:style-name="ro5">
          <table:table-cell table:style-name="ce12" office:value-type="string" calcext:value-type="string">
            <text:p>RATIOS</text:p>
          </table:table-cell>
          <table:table-cell/>
          <table:table-cell table:style-name="ce13" table:number-columns-repeated="2"/>
          <table:table-cell table:style-name="ce11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1" table:style-name="ta1">
        <table:table-column table:style-name="co14" table:default-cell-style-name="Default"/>
        <table:table-column table:style-name="co15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6" table:default-cell-style-name="ce8"/>
        <table:table-column table:style-name="co6" table:default-cell-style-name="Default"/>
        <table:table-column table:style-name="co13" table:number-columns-repeated="34" table:default-cell-style-name="Default"/>
        <table:table-row table:style-name="ro3">
          <table:table-cell table:style-name="ce1"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40(code)-4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style-name="ce1" table:number-columns-repeated="5"/>
          <table:table-cell table:number-columns-repeated="29"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8.87" calcext:value-type="float">
            <text:p>8,87</text:p>
          </table:table-cell>
          <table:table-cell table:style-name="ce5" office:value-type="float" office:value="8.73" calcext:value-type="float">
            <text:p>8,73</text:p>
          </table:table-cell>
          <table:table-cell table:style-name="ce5" office:value-type="float" office:value="212.2" calcext:value-type="float">
            <text:p>212,2</text:p>
          </table:table-cell>
          <table:table-cell table:style-name="ce5" office:value-type="float" office:value="1207" calcext:value-type="float">
            <text:p>1207</text:p>
          </table:table-cell>
          <table:table-cell table:style-name="ce5" office:value-type="float" office:value="1292" calcext:value-type="float">
            <text:p>1292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56" calcext:value-type="float">
            <text:p>5,56</text:p>
          </table:table-cell>
          <table:table-cell table:style-name="ce5" office:value-type="float" office:value="5.131" calcext:value-type="float">
            <text:p>5,131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119.3" calcext:value-type="float">
            <text:p>119,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83" calcext:value-type="float">
            <text:p>5,8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319.4" calcext:value-type="float">
            <text:p>319,4</text:p>
          </table:table-cell>
          <table:table-cell table:style-name="ce5" office:value-type="float" office:value="684" calcext:value-type="float">
            <text:p>684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.5" calcext:value-type="float">
            <text:p>32,5</text:p>
          </table:table-cell>
          <table:table-cell table:style-name="ce5" office:value-type="float" office:value="38.4" calcext:value-type="float">
            <text:p>38,4</text:p>
          </table:table-cell>
          <table:table-cell table:style-name="ce5" office:value-type="float" office:value="295.6" calcext:value-type="float">
            <text:p>295,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4"/>
          <table:table-cell table:style-name="ce5" office:value-type="float" office:value="280.9" calcext:value-type="float">
            <text:p>280,9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matrix_multiplication_sec_800_2000</text:p>
          </table:table-cell>
          <table:table-cell table:style-name="ce5" office:value-type="float" office:value="1.585" calcext:value-type="float">
            <text:p>1,585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we put the mac bytes there</text:p>
          </table:table-cell>
          <table:table-cell table:style-name="ce5" office:value-type="string" calcext:value-type="string">
            <text:p>we put the mac bytes, verification code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but we do nothing about them</text:p>
          </table:table-cell>
          <table:table-cell table:style-name="ce5" office:value-type="string" calcext:value-type="string">
            <text:p>at the start of each block, forcing block</text:p>
          </table:table-cell>
          <table:table-cell table:style-name="ce5" office:value-type="string" calcext:value-type="string">
            <text:p>we do everything but we use cache in code and in data</text:p>
          </table:table-cell>
          <table:table-cell table:style-name="ce5" office:value-type="string" calcext:value-type="string">
            <text:p>we do everything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uses up to 20 commands</text:p>
          </table:table-cell>
          <table:table-cell table:style-name="ce5"/>
          <table:table-cell table:style-name="ce5" office:value-type="string" calcext:value-type="string">
            <text:p>only useful bytes and keys are present</text:p>
          </table:table-cell>
          <table:table-cell table:style-name="ce5"/>
          <table:table-cell table:style-name="ce5" office:value-type="string" calcext:value-type="string">
            <text:p>change when encountering label or function call</text:p>
          </table:table-cell>
          <table:table-cell table:style-name="ce5" office:value-type="string" calcext:value-type="string">
            <text:p>in order not to compute recent macs again</text:p>
          </table:table-cell>
          <table:table-cell table:style-name="ce5" table:number-columns-repeated="6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3"/>
          <table:table-cell table:style-name="ce5" office:value-type="string" calcext:value-type="string">
            <text:p>but do nothing when it comes to AES-CBC calculation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 table:number-rows-repeated="2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2" office:value-type="string" calcext:value-type="string">
            <text:p>RATIOS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table:formula="of:=[.B2]/[.B2]" office:value-type="float" office:value="1" calcext:value-type="float">
            <text:p>1</text:p>
          </table:table-cell>
          <table:table-cell table:style-name="ce5" table:formula="of:=[.C2]/[.B2]" office:value-type="float" office:value="13.9465408805031" calcext:value-type="float">
            <text:p>13,9465408805</text:p>
          </table:table-cell>
          <table:table-cell table:style-name="ce5" table:formula="of:=[.D2]/[.B2]" office:value-type="float" office:value="13.7264150943396" calcext:value-type="float">
            <text:p>13,7264150943</text:p>
          </table:table-cell>
          <table:table-cell table:style-name="ce5" table:formula="of:=[.E2]/[.B2]" office:value-type="float" office:value="333.647798742138" calcext:value-type="float">
            <text:p>333,6477987421</text:p>
          </table:table-cell>
          <table:table-cell table:style-name="ce5" table:formula="of:=[.F2]/[.B2]" office:value-type="float" office:value="1897.79874213837" calcext:value-type="float">
            <text:p>1897,7987421384</text:p>
          </table:table-cell>
          <table:table-cell table:style-name="ce5" table:formula="of:=[.G2]/[.B2]" office:value-type="float" office:value="2031.4465408805" calcext:value-type="float">
            <text:p>2031,4465408805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table:formula="of:=[.B3]/[.B3]" office:value-type="float" office:value="1" calcext:value-type="float">
            <text:p>1</text:p>
          </table:table-cell>
          <table:table-cell table:style-name="ce5" table:formula="of:=[.C3]/[.B3]" office:value-type="float" office:value="8.74213836477987" calcext:value-type="float">
            <text:p>8,7421383648</text:p>
          </table:table-cell>
          <table:table-cell table:style-name="ce5" table:formula="of:=[.D3]/[.B3]" office:value-type="float" office:value="8.06761006289308" calcext:value-type="float">
            <text:p>8,0676100629</text:p>
          </table:table-cell>
          <table:table-cell table:style-name="ce5" table:formula="of:=[.E3]/[.B3]" office:value-type="float" office:value="70.9119496855346" calcext:value-type="float">
            <text:p>70,9119496855</text:p>
          </table:table-cell>
          <table:table-cell table:style-name="ce5" table:formula="of:=[.F3]/[.B3]" office:value-type="float" office:value="187.578616352201" calcext:value-type="float">
            <text:p>187,5786163522</text:p>
          </table:table-cell>
          <table:table-cell table:style-name="ce5" table:formula="of:=[.G3]/[.B3]" office:value-type="float" office:value="575.471698113208" calcext:value-type="float">
            <text:p>5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table:formula="of:=[.B4]/[.B4]" office:value-type="float" office:value="1" calcext:value-type="float">
            <text:p>1</text:p>
          </table:table-cell>
          <table:table-cell table:style-name="ce5" table:formula="of:=[.C4]/[.B4]" office:value-type="float" office:value="0" calcext:value-type="float">
            <text:p>0</text:p>
          </table:table-cell>
          <table:table-cell table:style-name="ce5" table:formula="of:=[.D4]/[.B4]" office:value-type="float" office:value="0" calcext:value-type="float">
            <text:p>0</text:p>
          </table:table-cell>
          <table:table-cell table:style-name="ce5" table:formula="of:=[.E4]/[.B4]" office:value-type="float" office:value="0" calcext:value-type="float">
            <text:p>0</text:p>
          </table:table-cell>
          <table:table-cell table:style-name="ce5" table:formula="of:=[.F4]/[.B4]" office:value-type="float" office:value="0" calcext:value-type="float">
            <text:p>0</text:p>
          </table:table-cell>
          <table:table-cell table:style-name="ce5" table:formula="of:=[.G4]/[.B4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table:formula="of:=[.B5]/[.B5]" office:value-type="float" office:value="1" calcext:value-type="float">
            <text:p>1</text:p>
          </table:table-cell>
          <table:table-cell table:style-name="ce5" table:formula="of:=[.C5]/[.B5]" office:value-type="float" office:value="8.80503144654088" calcext:value-type="float">
            <text:p>8,8050314465</text:p>
          </table:table-cell>
          <table:table-cell table:style-name="ce5" table:formula="of:=[.D5]/[.B5]" office:value-type="float" office:value="9.16666666666667" calcext:value-type="float">
            <text:p>9,1666666667</text:p>
          </table:table-cell>
          <table:table-cell table:style-name="ce5" table:formula="of:=[.E5]/[.B5]" office:value-type="float" office:value="163.522012578616" calcext:value-type="float">
            <text:p>163,5220125786</text:p>
          </table:table-cell>
          <table:table-cell table:style-name="ce5" table:formula="of:=[.F5]/[.B5]" office:value-type="float" office:value="502.201257861635" calcext:value-type="float">
            <text:p>502,2012578616</text:p>
          </table:table-cell>
          <table:table-cell table:style-name="ce5" table:formula="of:=[.G5]/[.B5]" office:value-type="float" office:value="1075.47169811321" calcext:value-type="float">
            <text:p>10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table:formula="of:=[.B6]/[.B6]" office:value-type="float" office:value="1" calcext:value-type="float">
            <text:p>1</text:p>
          </table:table-cell>
          <table:table-cell table:style-name="ce5" table:formula="of:=[.C6]/[.B6]" office:value-type="float" office:value="0" calcext:value-type="float">
            <text:p>0</text:p>
          </table:table-cell>
          <table:table-cell table:style-name="ce5" table:formula="of:=[.D6]/[.B6]" office:value-type="float" office:value="0" calcext:value-type="float">
            <text:p>0</text:p>
          </table:table-cell>
          <table:table-cell table:style-name="ce5" table:formula="of:=[.E6]/[.B6]" office:value-type="float" office:value="0" calcext:value-type="float">
            <text:p>0</text:p>
          </table:table-cell>
          <table:table-cell table:style-name="ce5" table:formula="of:=[.F6]/[.B6]" office:value-type="float" office:value="0" calcext:value-type="float">
            <text:p>0</text:p>
          </table:table-cell>
          <table:table-cell table:style-name="ce5" table:formula="of:=[.G6]/[.B6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table:formula="of:=[.B7]/[.B7]" office:value-type="float" office:value="1" calcext:value-type="float">
            <text:p>1</text:p>
          </table:table-cell>
          <table:table-cell table:style-name="ce5" table:formula="of:=[.C7]/[.B7]" office:value-type="float" office:value="8.49056603773585" calcext:value-type="float">
            <text:p>8,4905660377</text:p>
          </table:table-cell>
          <table:table-cell table:style-name="ce5" table:formula="of:=[.D7]/[.B7]" office:value-type="float" office:value="7.86163522012579" calcext:value-type="float">
            <text:p>7,8616352201</text:p>
          </table:table-cell>
          <table:table-cell table:style-name="ce5" table:formula="of:=[.E7]/[.B7]" office:value-type="float" office:value="51.1006289308176" calcext:value-type="float">
            <text:p>51,1006289308</text:p>
          </table:table-cell>
          <table:table-cell table:style-name="ce5" table:formula="of:=[.F7]/[.B7]" office:value-type="float" office:value="60.377358490566" calcext:value-type="float">
            <text:p>60,3773584906</text:p>
          </table:table-cell>
          <table:table-cell table:style-name="ce5" table:formula="of:=[.G7]/[.B7]" office:value-type="float" office:value="464.779874213837" calcext:value-type="float">
            <text:p>464,7798742138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table:formula="of:=[.B8]/[.B8]" office:value-type="float" office:value="1" calcext:value-type="float">
            <text:p>1</text:p>
          </table:table-cell>
          <table:table-cell table:style-name="ce5" table:formula="of:=[.C8]/[.B8]" office:value-type="float" office:value="0" calcext:value-type="float">
            <text:p>0</text:p>
          </table:table-cell>
          <table:table-cell table:style-name="ce5" table:formula="of:=[.D8]/[.B8]" office:value-type="float" office:value="0" calcext:value-type="float">
            <text:p>0</text:p>
          </table:table-cell>
          <table:table-cell table:style-name="ce5" table:formula="of:=[.E8]/[.B8]" office:value-type="float" office:value="0" calcext:value-type="float">
            <text:p>0</text:p>
          </table:table-cell>
          <table:table-cell table:style-name="ce5" table:formula="of:=[.F8]/[.B8]" office:value-type="float" office:value="0" calcext:value-type="float">
            <text:p>0</text:p>
          </table:table-cell>
          <table:table-cell table:style-name="ce5" table:formula="of:=[.G8]/[.B8]" office:value-type="float" office:value="441.666666666667" calcext:value-type="float">
            <text:p>441,6666666667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42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6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00k: 0,636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50K: 1,59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8: 1,02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7: 0,51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matrix_mult_800_2000_normal:1,585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34">
          <table:table-cell/>
          <table:table-cell table:style-name="ce7" table:number-columns-repeated="39"/>
          <table:table-cell/>
        </table:table-row>
        <table:table-row table:style-name="ro3" table:number-rows-repeated="1048495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1:20:50.093806058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4-25T11:42:53.647567072</dc:date>
    <meta:editing-duration>P2DT23H40M55S</meta:editing-duration>
    <meta:editing-cycles>96</meta:editing-cycles>
    <meta:generator>LibreOffice/5.1.6.2$Linux_X86_64 LibreOffice_project/10m0$Build-2</meta:generator>
    <meta:document-statistic meta:table-count="3" meta:cell-count="1387" meta:object-count="0"/>
  </office:meta>
</office:document-meta>
</file>